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78cm" table:align="left"/>
    </style:style>
    <style:style style:name="Table1.A" style:family="table-column">
      <style:table-column-properties style:column-width="6.97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ol flow gather take</text:h>
      <text:section text:style-name="Sect1" text:name="content">
        <text:p text:style-name="P3"><text:bookmark text:name="TOC"/></text:p>
        <text:h text:style-name="P1" text:outline-level="2"><text:bookmark text:name="TOC_Title"/>Table of Contents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a xlink:type="simple" xlink:href="https://docs.perl6.org/syntax/gather%20take#language_documentation_Control_Flow" text:style-name="Internet_20_link" text:visited-style-name="Visited_20_Internet_20_Link">language documentation Control Flow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syntax/gather%20take#(Control_Flow)_control_flow_gather_take" text:style-name="Internet_20_link" text:visited-style-name="Visited_20_Internet_20_Link">(Control Flow) control flow gather take</text:a></text:p>
            </table:table-cell>
          </table:table-row>
        </table:table>
        <text:p text:style-name="Text_20_body">Documentation for control flow <text:span text:style-name="Source_20_Text">gather take</text:span> assembled from the following types:</text:p>
        <text:h text:style-name="Heading_20_1" text:outline-level="1"><text:bookmark text:name="language_documentation_Control_Flow"/><text:a xlink:type="simple" xlink:href="https://docs.perl6.org/syntax/gather%20take#___top" text:style-name="Internet_20_link" text:visited-style-name="Visited_20_Internet_20_Link">language documentation Control Flow</text:a></text:h>
        <text:p text:style-name="Text_20_body">From <text:a xlink:type="simple" xlink:href="https://docs.perl6.org/language/control#Flow%29_gather_take" text:style-name="Internet_20_link" text:visited-style-name="Visited_20_Internet_20_Link">Control Flow</text:a></text:p>
        <text:h text:style-name="Heading_20_1" text:outline-level="1"><text:bookmark text:name="(Control_Flow)_control_flow_gather_take"/><text:a xlink:type="simple" xlink:href="https://docs.perl6.org/syntax/gather%20take#language_documentation_Control_Flow" text:style-name="Internet_20_link" text:visited-style-name="Visited_20_Internet_20_Link">(Control Flow) control flow gather take</text:a></text:h>
        <text:p text:style-name="Text_20_body"><text:bookmark text:name="index-entry-lazy_list_gather"/><text:bookmark text:name="index-entry-lazy_list_take"/><text:span text:style-name="Source_20_Text">gather</text:span> is a statement or block prefix that returns a <text:a xlink:type="simple" xlink:href="https://docs.perl6.org/type/Seq" text:style-name="Internet_20_link" text:visited-style-name="Visited_20_Internet_20_Link">sequence</text:a> of values. The values come from calls to <text:a xlink:type="simple" xlink:href="https://docs.perl6.org/type/Mu#routine_take" text:style-name="Internet_20_link" text:visited-style-name="Visited_20_Internet_20_Link">take</text:a> in the dynamic scope of the <text:span text:style-name="Source_20_Text">gather</text:span> block.</text:p>
        <text:p text:style-name="Preformatted_20_Text">my @a = gather {</text:p>
        <text:p text:style-name="Preformatted_20_Text">    take 1;</text:p>
        <text:p text:style-name="Preformatted_20_Text">    take 5;</text:p>
        <text:p text:style-name="Preformatted_20_Text">    take 42;</text:p>
        <text:p text:style-name="Preformatted_20_Text">}</text:p>
        <text:p text:style-name="P2">say join ', ', @a;          # OUTPUT: «1, 5, 42␤» </text:p>
        <text:p text:style-name="Text_20_body"><text:span text:style-name="Source_20_Text">gather/take</text:span> can generate values lazily, depending on context. If you want to force lazy evaluation use the <text:a xlink:type="simple" xlink:href="https://docs.perl6.org/type/Iterable#method_lazy" text:style-name="Internet_20_link" text:visited-style-name="Visited_20_Internet_20_Link">lazy</text:a> subroutine or method. Binding to a scalar or sigilless container will also force laziness.</text:p>
        <text:p text:style-name="Text_20_body">For example</text:p>
        <text:p text:style-name="Preformatted_20_Text">my @vals = lazy gather {</text:p>
        <text:p text:style-name="Preformatted_20_Text">    take 1;</text:p>
        <text:p text:style-name="Preformatted_20_Text">    say "Produced a value";</text:p>
        <text:p text:style-name="Preformatted_20_Text">    take 2;</text:p>
        <text:p text:style-name="Preformatted_20_Text">}</text:p>
        <text:p text:style-name="Preformatted_20_Text">say @vals[0];</text:p>
        <text:p text:style-name="Preformatted_20_Text">say 'between consumption of two values';</text:p>
        <text:p text:style-name="Preformatted_20_Text">say @vals[1];</text:p>
        <text:p text:style-name="Preformatted_20_Text"> </text:p>
        <text:p text:style-name="Preformatted_20_Text"># OUTPUT: </text:p>
        <text:p text:style-name="Preformatted_20_Text"># 1 </text:p>
        <text:p text:style-name="Preformatted_20_Text"># between consumption of two values </text:p>
        <text:p text:style-name="Preformatted_20_Text"># Produced a value </text:p>
        <text:p text:style-name="P2"># 2 </text:p>
        <text:p text:style-name="Text_20_body"><text:span text:style-name="Source_20_Text">gather/take</text:span> is scoped dynamically, so you can call <text:span text:style-name="Source_20_Text">take</text:span> from subs or methods that are called from within <text:span text:style-name="Source_20_Text">gather</text:span>:</text:p>
        <text:p text:style-name="Preformatted_20_Text">sub weird(@elems, :$direction = 'forward') {</text:p>
        <text:p text:style-name="Preformatted_20_Text">    my %direction = (</text:p>
        <text:p text:style-name="Preformatted_20_Text">        forward  =&gt; sub { take $_ for @elems },</text:p>
        <text:p text:style-name="Preformatted_20_Text">        backward =&gt; sub { take $_ for @elems.reverse },</text:p>
        <text:p text:style-name="Preformatted_20_Text">        random   =&gt; sub { take $_ for @elems.pick(*) },</text:p>
        <text:p text:style-name="Preformatted_20_Text"><text:soft-page-break/>    );</text:p>
        <text:p text:style-name="Preformatted_20_Text">    return gather %direction{$direction}();</text:p>
        <text:p text:style-name="Preformatted_20_Text">}</text:p>
        <text:p text:style-name="Preformatted_20_Text"> </text:p>
        <text:p text:style-name="P2">say weird(&lt;a b c&gt;, :direction&lt;backward&gt; );          # OUTPUT: «(c b a)␤» </text:p>
        <text:p text:style-name="Text_20_body">If values need to be mutable on the caller side, use <text:a xlink:type="simple" xlink:href="https://docs.perl6.org/type/Mu#routine_take-rw" text:style-name="Internet_20_link" text:visited-style-name="Visited_20_Internet_20_Link">take-rw</text:a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8:54:58.508906120</meta:creation-date>
    <dc:date>2018-05-27T18:58:05.662763366</dc:date>
    <meta:editing-duration>PT3M7S</meta:editing-duration>
    <meta:editing-cycles>1</meta:editing-cycles>
    <meta:document-statistic meta:table-count="1" meta:image-count="0" meta:object-count="0" meta:page-count="2" meta:paragraph-count="43" meta:word-count="250" meta:character-count="1480" meta:non-whitespace-character-count="1181"/>
    <meta:generator>LibreOffice/6.0.3.2$Linux_X86_64 LibreOffice_project/00$Build-2</meta:generator>
  </office:meta>
</office:document-meta>
</file>